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opacity="0%" draw:textarea-horizontal-align="justify" draw:textarea-vertical-align="middle" draw:auto-grow-height="false" fo:min-height="4.803cm" fo:min-width="7.482cm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5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104cm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e6e6e6" draw:fill="none" draw:fill-color="#729fcf" draw:opacity="0%" draw:textarea-horizontal-align="justify" draw:textarea-vertical-align="middle" draw:auto-grow-height="false" fo:min-height="20.55cm" fo:min-width="26.1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8cm"/>
    </style:style>
    <style:style style:name="gr1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63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none" draw:fill-color="#000000" draw:textarea-horizontal-align="justify" draw:textarea-vertical-align="middle" draw:auto-grow-height="false" fo:min-height="0.8cm" fo:min-width="1.45cm" fo:padding-top="0.15cm" fo:padding-bottom="0.15cm" fo:padding-left="0.275cm" fo:padding-right="0.275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2pt" fo:font-style="italic" fo:font-weight="bold" style:font-size-asian="18pt" style:font-style-asian="italic" style:font-size-complex="18pt" style:font-style-complex="italic"/>
    </style:style>
    <style:style style:name="P5" style:family="paragraph">
      <loext:graphic-properties draw:fill="none" draw:fill-color="#729fcf" draw:opacity="0%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22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982cm" svg:height="5.053cm" svg:x="2.994cm" svg:y="1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3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4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8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4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5.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75cm" svg:height="0.962cm" svg:x="17.532cm" svg:y="4.18cm">
          <draw:text-box>
            <text:p><text:span text:style-name="T1"><text:s/></text:span><text:span text:style-name="T1">Lamp <text:s text:c="9"/>Ventilator <text:s text:c="7"/>Heater</text:span></text:p>
          </draw:text-box>
        </draw:frame>
        <draw:frame draw:style-name="gr5" draw:text-style-name="P3" draw:layer="layout" svg:width="5.51cm" svg:height="1.361cm" svg:x="2.933cm" svg:y="3.68cm">
          <draw:text-box>
            <text:p><text:span text:style-name="T1"><text:s/></text:span><text:span text:style-name="T1">Mains <text:s text:c="9"/>Auxiliary</text:span></text:p>
            <text:p><text:span text:style-name="T1">voltage <text:s text:c="8"/>voltage</text:span></text:p>
          </draw:text-box>
        </draw:frame>
        <draw:frame draw:style-name="gr6" draw:text-style-name="P3" draw:layer="layout" svg:width="4.219cm" svg:height="1.361cm" svg:x="4.734cm" svg:y="12.28cm">
          <draw:text-box>
            <text:p><text:span text:style-name="T1">Overcurrent</text:span></text:p>
            <text:p><text:span text:style-name="T1">protection error</text:span></text:p>
          </draw:text-box>
        </draw:frame>
        <draw:frame draw:style-name="gr7" draw:text-style-name="P3" draw:layer="layout" svg:width="3.647cm" svg:height="1.361cm" svg:x="4.735cm" svg:y="15.281cm">
          <draw:text-box>
            <text:p><text:span text:style-name="T1">Alarm</text:span></text:p>
            <text:p><text:span text:style-name="T1">General error</text:span></text:p>
          </draw:text-box>
        </draw:frame>
        <draw:frame draw:style-name="gr8" draw:text-style-name="P4" draw:layer="layout" svg:width="25.068cm" svg:height="1.119cm" svg:x="1.7cm" svg:y="19.192cm">
          <draw:text-box>
            <text:p><text:span text:style-name="T2">MM6D <text:s text:c="41"/>Remote controlled switching device</text:span></text:p>
          </draw:text-box>
        </draw:frame>
        <draw:frame draw:style-name="gr9" draw:text-style-name="P3" draw:layer="layout" svg:width="4.604cm" svg:height="1.353cm" svg:x="17.633cm" svg:y="6.68cm">
          <draw:text-box>
            <text:p><text:span text:style-name="T1">Manual operation</text:span></text:p>
          </draw:text-box>
        </draw:frame>
        <draw:line draw:style-name="gr10" draw:text-style-name="P2" draw:layer="layout" svg:x1="15.466cm" svg:y1="7.132cm" svg:x2="17.506cm" svg:y2="7.132cm">
          <text:p/>
        </draw:line>
        <draw:line draw:style-name="gr10" draw:text-style-name="P2" draw:layer="layout" svg:x1="22.466cm" svg:y1="7.132cm" svg:x2="24.506cm" svg:y2="7.132cm">
          <text:p/>
        </draw:line>
        <draw:custom-shape draw:style-name="gr11" draw:text-style-name="P5" draw:layer="layout" svg:width="26.6cm" svg:height="20.8cm" svg:x="1cm" svg:y="0.0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3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965cm" svg:height="0.962cm" svg:x="4.735cm" svg:y="8.681cm">
          <draw:text-box>
            <text:p><text:span text:style-name="T1">Growing mode</text:span></text:p>
          </draw:text-box>
        </draw:frame>
        <draw:frame draw:style-name="gr13" draw:text-style-name="P3" draw:layer="layout" svg:width="2.288cm" svg:height="0.962cm" svg:x="2.936cm" svg:y="7.681cm">
          <draw:text-box>
            <text:p><text:span text:style-name="T1">Hyphae</text:span></text:p>
          </draw:text-box>
        </draw:frame>
        <draw:frame draw:style-name="gr14" draw:text-style-name="P3" draw:layer="layout" svg:width="3.034cm" svg:height="0.962cm" svg:x="2.637cm" svg:y="9.781cm">
          <draw:text-box>
            <text:p><text:span text:style-name="T1">Mushroom</text:span></text:p>
          </draw:text-box>
        </draw:frame>
        <draw:frame draw:style-name="gr15" draw:text-style-name="P3" draw:layer="layout" svg:width="1.188cm" svg:height="0.962cm" svg:x="16.433cm" svg:y="2.58cm">
          <draw:text-box>
            <text:p><text:span text:style-name="T1">On</text:span></text:p>
          </draw:text-box>
        </draw:frame>
        <draw:line draw:style-name="gr16" draw:text-style-name="P2" draw:layer="layout" svg:x1="1.925cm" svg:y1="19.1cm" svg:x2="26.476cm" svg:y2="19.1cm">
          <text:p/>
        </draw:line>
        <draw:frame draw:style-name="gr17" draw:text-style-name="P3" draw:layer="layout" svg:width="1.975cm" svg:height="0.962cm" svg:x="4.736cm" svg:y="5.681cm">
          <draw:text-box>
            <text:p><text:span text:style-name="T1">Active</text:span></text:p>
          </draw:text-box>
        </draw:frame>
        <draw:line draw:style-name="gr16" draw:text-style-name="P2" draw:layer="layout" svg:x1="1.926cm" svg:y1="1cm" svg:x2="26.477cm" svg:y2="1cm">
          <text:p/>
        </draw:line>
        <draw:frame draw:style-name="gr18" draw:text-style-name="P3" draw:layer="layout" svg:width="3.863cm" svg:height="0.962cm" svg:x="22.533cm" svg:y="17.58cm">
          <draw:text-box>
            <text:p><text:span text:style-name="T1">Serial console</text:span></text:p>
          </draw:text-box>
        </draw:frame>
        <draw:custom-shape draw:style-name="gr19" draw:text-style-name="P6" draw:layer="layout" svg:width="2cm" svg:height="1.1cm" svg:x="23.486cm" svg:y="15.86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2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20-10-08T16:51:43.730887155</meta:creation-date>
    <dc:date>2020-10-26T09:31:48.711660854</dc:date>
    <dc:creator>Pozsár Zsolt</dc:creator>
    <meta:editing-duration>PT2H19M45S</meta:editing-duration>
    <meta:editing-cycles>19</meta:editing-cycles>
    <meta:generator>LibreOffice/5.2.7.2$Linux_x86 LibreOffice_project/20m0$Build-2</meta:generator>
    <dc:title>Frontpage of MM6D device</dc:title>
    <dc:description>DN: 59/11/9</dc:description>
    <meta:document-statistic meta:object-count="32"/>
  </office:meta>
</office:document-meta>
</file>